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2524536902604680961"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8700618744322141613"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171761387911709333"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4028144247349447493"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13T15:09:32.15</dc:date>
    <dc:creator>James Lombardi</dc:creator>
    <meta:editing-duration>P2DT1H16M8S</meta:editing-duration>
    <meta:editing-cycles>267</meta:editing-cycles>
    <meta:generator>OpenOffice/4.1.2$Win32 OpenOffice.org_project/412m3$Build-9782</meta:generator>
    <meta:document-statistic meta:table-count="0" meta:image-count="0" meta:object-count="0" meta:page-count="40" meta:paragraph-count="1071" meta:word-count="11730" meta:character-count="57590"/>
  </office:meta>
</office:document-meta>
</file>